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0.4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2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3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3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4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5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6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7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7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1.105cm" svg:x2="44.761cm" svg:y2="2.555cm" draw:start-shape="id142" draw:start-glue-point="2" draw:end-shape="id143" draw:end-glue-point="3" svg:d="m43985 1105v1450h776" svg:viewBox="0 0 777 1451">
          <text:p/>
        </draw:connector>
        <draw:connector draw:style-name="gr4" draw:text-style-name="P2" draw:layer="layout" svg:x1="43.985cm" svg:y1="1.105cm" svg:x2="44.76cm" svg:y2="3.355cm" draw:start-shape="id142" draw:start-glue-point="2" draw:end-shape="id144" draw:end-glue-point="3" svg:d="m43985 1105v2250h775" svg:viewBox="0 0 776 2251">
          <text:p/>
        </draw:connector>
        <draw:connector draw:style-name="gr4" draw:text-style-name="P2" draw:layer="layout" svg:x1="43.985cm" svg:y1="1.105cm" svg:x2="44.759cm" svg:y2="4.155cm" draw:start-shape="id142" draw:start-glue-point="2" draw:end-shape="id145" draw:end-glue-point="3" svg:d="m43985 1105v3050h774" svg:viewBox="0 0 775 3051">
          <text:p/>
        </draw:connector>
        <draw:connector draw:style-name="gr4" draw:text-style-name="P2" draw:layer="layout" svg:x1="43.985cm" svg:y1="1.105cm" svg:x2="44.759cm" svg:y2="4.955cm" draw:start-shape="id142" draw:start-glue-point="2" draw:end-shape="id146" draw:end-glue-point="3" svg:d="m43985 1105v3850h774" svg:viewBox="0 0 775 3851">
          <text:p/>
        </draw:connector>
        <draw:connector draw:style-name="gr4" draw:text-style-name="P2" draw:layer="layout" svg:x1="43.985cm" svg:y1="1.105cm" svg:x2="44.759cm" svg:y2="5.755cm" draw:start-shape="id142" draw:start-glue-point="2" draw:end-shape="id147" draw:end-glue-point="3" svg:d="m43985 1105v4650h774" svg:viewBox="0 0 775 4651">
          <text:p/>
        </draw:connector>
        <draw:connector draw:style-name="gr4" draw:text-style-name="P2" draw:layer="layout" svg:x1="43.985cm" svg:y1="1.105cm" svg:x2="44.758cm" svg:y2="6.555cm" draw:start-shape="id142" draw:start-glue-point="2" draw:end-shape="id148" draw:end-glue-point="3" svg:d="m43985 1105v5450h773" svg:viewBox="0 0 774 5451">
          <text:p/>
        </draw:connector>
        <draw:connector draw:style-name="gr4" draw:text-style-name="P2" draw:layer="layout" svg:x1="43.985cm" svg:y1="1.105cm" svg:x2="44.757cm" svg:y2="7.355cm" draw:start-shape="id142" draw:start-glue-point="2" draw:end-shape="id149" draw:end-glue-point="3" svg:d="m43985 1105v6250h772" svg:viewBox="0 0 773 6251">
          <text:p/>
        </draw:connector>
        <draw:connector draw:style-name="gr4" draw:text-style-name="P2" draw:layer="layout" svg:x1="43.985cm" svg:y1="1.105cm" svg:x2="44.756cm" svg:y2="8.155cm" draw:start-shape="id142" draw:start-glue-point="2" draw:end-shape="id150" draw:end-glue-point="3" svg:d="m43985 1105v7050h771" svg:viewBox="0 0 772 7051">
          <text:p/>
        </draw:connector>
        <draw:frame draw:style-name="gr1" draw:text-style-name="P1" xml:id="id151" draw:id="id151" draw:layer="layout" svg:width="3.745cm" svg:height="0.645cm" svg:x="39.146cm" svg:y="-0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0.308cm" svg:x2="41.524cm" svg:y2="0.782cm" draw:start-shape="id151" draw:start-glue-point="2" draw:end-shape="id142" draw:end-glue-point="3" svg:d="m41018 308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0.308cm" svg:x2="41.523cm" svg:y2="12.182cm" draw:start-shape="id151" draw:start-glue-point="2" draw:end-shape="id152" draw:end-glue-point="3" svg:d="m41018 308v11874h505" svg:viewBox="0 0 506 11875">
          <text:p/>
        </draw:connector>
        <draw:frame draw:style-name="gr1" draw:text-style-name="P1" xml:id="id157" draw:id="id157" draw:layer="layout" svg:width="3.08cm" svg:height="0.645cm" svg:x="46.923cm" svg:y="9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8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10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1.105cm" svg:x2="44.756cm" svg:y2="8.955cm" draw:start-shape="id142" draw:start-glue-point="2" draw:end-shape="id156" draw:end-glue-point="3" svg:d="m43985 1105v7850h771" svg:viewBox="0 0 772 7851">
          <text:p/>
        </draw:connector>
        <draw:connector draw:style-name="gr4" draw:text-style-name="P2" draw:layer="layout" svg:x1="46.49cm" svg:y1="9.278cm" svg:x2="46.923cm" svg:y2="9.775cm" draw:start-shape="id156" draw:start-glue-point="2" draw:end-shape="id157" draw:end-glue-point="3" svg:d="m46490 9278v497h433" svg:viewBox="0 0 434 498">
          <text:p/>
        </draw:connector>
        <draw:connector draw:style-name="gr4" draw:text-style-name="P2" draw:layer="layout" svg:x1="46.49cm" svg:y1="9.278cm" svg:x2="46.923cm" svg:y2="10.575cm" draw:start-shape="id156" draw:start-glue-point="2" draw:end-shape="id158" draw:end-glue-point="3" svg:d="m46490 9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1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1.105cm" svg:x2="44.756cm" svg:y2="11.355cm" draw:start-shape="id142" draw:start-glue-point="2" draw:end-shape="id162" draw:end-glue-point="3" svg:d="m43985 1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1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1.105cm" svg:x2="44.761cm" svg:y2="1.655cm" draw:start-shape="id142" draw:start-glue-point="2" draw:end-shape="id190" draw:end-glue-point="3" svg:d="m43985 1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3.3cm" svg:height="0.645cm" svg:x="51.944cm" svg:y="17.668cm">
          <draw:text-box>
            <text:p><text:span text:style-name="T1">341 monster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20T12:55:16</dc:date>
    <dc:creator>Tyler Hayes</dc:creator>
    <meta:editing-duration>PT11H32M15S</meta:editing-duration>
    <meta:editing-cycles>157</meta:editing-cycles>
    <meta:generator>LibreOffice/3.5$Linux_X86_64 LibreOffice_project/350m1$Build-2</meta:generator>
    <meta:document-statistic meta:object-count="544"/>
  </office:meta>
</office:document-meta>
</file>